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Rating 0-5</text:p>
          </table:table-cell>
        </table:table-row>
        <table:table-row table:style-name="ro1">
          <table:table-cell office:value-type="string" calcext:value-type="string">
            <text:p>Body F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cle m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onal Hygie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ntal Hygie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p heal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gh quality phot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e lif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se hai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ck monobr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yebrow thickne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ean ea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ngue pos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cial exerci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le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tri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Ogólna ocena looksmax</text:p>
          </table:table-cell>
          <table:table-cell table:formula="of:=SUM([.B2:.B22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gólny procent looksmax</text:p>
          </table:table-cell>
          <table:table-cell table:formula="of:=INT( ([.B25]/105*100 ))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5T15:26:36.517000000</meta:creation-date>
    <dc:date>2025-11-15T17:07:11.378000000</dc:date>
    <meta:editing-duration>PT1H30M16S</meta:editing-duration>
    <meta:editing-cycles>2</meta:editing-cycles>
    <meta:generator>LibreOffice/24.2.4.2$Windows_X86_64 LibreOffice_project/51a6219feb6075d9a4c46691dcfe0cd9c4fff3c2</meta:generator>
    <meta:document-statistic meta:table-count="1" meta:cell-count="48" meta:object-count="0"/>
  </office:meta>
</office:document-meta>
</file>